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variant="normal" fo:text-transform="none" style:font-name="Times New Roman1" fo:font-style="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Times New Roman1" fo:font-style="italic"/>
    </style:style>
    <style:style style:name="T4" style:family="text">
      <style:text-properties fo:font-variant="normal" fo:text-transform="none"/>
    </style:style>
    <style:style style:name="T5" style:family="text">
      <style:text-properties fo:font-variant="normal" fo:text-transform="none" style:font-name="Times New Roman1" fo:font-style="normal"/>
    </style:style>
    <style:style style:name="T6" style:family="text">
      <style:text-properties fo:font-variant="normal" fo:text-transform="none" style:text-position="33% 80%" style:font-name="Times New Roman1" fo:font-style="normal"/>
    </style:style>
    <style:style style:name="T7"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tario</text:p>
      <text:p text:style-name="P1"/>
      <text:p text:style-name="P1">“In memory of the countless men, women and children of all creeds or nations or races who fell victims to the fascist and communist belief in Inexorable Laws of Historical Destiny.”</text:p>
      <text:p text:style-name="P1"/>
      <text:p text:style-name="P1">-Karl Popper, dedication of <text:span text:style-name="T1">The Poverty of Historicism</text:span></text:p>
      <text:p text:style-name="P1"/>
      <text:p text:style-name="P1">In the spring of 2009 I was working in the bush of northwestern Ontario to earn enough money for the fourth year of a linguistics degree. I met a man named Valentine who was studying to become a heavy diesel mechanic at the <text:span text:style-name="T1">Coll</text:span><text:span text:style-name="T3">ège Boréal</text:span><text:span text:style-name="T4"> </text:span><text:span text:style-name="T5">in Thunder Bay. Except for Val, almost all of our camp was like me: young, white, middle class university students. Val belongs to one of the largest refugee populations of the late 20</text:span><text:span text:style-name="T6">th</text:span><text:span text:style-name="T4"> </text:span><text:span text:style-name="T5">and early 21</text:span><text:span text:style-name="T6">st</text:span><text:span text:style-name="T4"> </text:span><text:span text:style-name="T5">century. In 1994 in his teens he walked out of the small central African country of Burundi to escape a vicious and genocidal civil war that is itself was a peak in a massive conflict that has consumed the Great Lakes region of Africa for decades. Sometimes called the “African World War,” it is the deadliest armed conflict since the Second World War, killing [#] and displacing millions more from their homes. The Burundian civil war, the Rwandan genocide and the first and second Congo wars are all episodes in this much larger war.</text:span></text:p>
      <text:p text:style-name="P1"/>
      <text:p text:style-name="P2">To call it a 'war' is somewhat misleading. In Western consciousness, the term 'war' has come to connote either an armed conflict between sovereign nation states, or a struggle between two or more groups within the borders of a single nation state – a civil war. In a geopolitical environment where the lines between nations are essentially the fossil record of European colonialism, occasionally respecting geography, and almost never recognizing boundaries between language, tribe or religion, neither of these terms are particularly useful. Although various federal governments and national armies have always been players in this war, borders in Africa are porous, and many of the warring parties define themselves in terms of ethnicity rather than nationality – including the 'national' armies themselves. </text:p>
      <text:p text:style-name="P1"/>
      <text:p text:style-name="P1"><text:span text:style-name="T5">In a broad historical sense, these wars can be thought of as a process of “national stabilization,” where after a sufficient period of time, the warring parties find a more or less stable configuration by the movement of either people or borders. By the middle of the 20</text:span><text:span text:style-name="T6">th</text:span><text:span text:style-name="T4"> </text:span><text:span text:style-name="T5">century, Europe had gone through two phases of national stabilization. The treaties signed in 1919 were driven by the emerging spirit of nationalism, and were often lengthy and bitter disputes over how to draw the lines of statehood over the carcasses of empires. Since ethnic and linguistic homogeneity often extended no further than a province or town, uncomfortable compromises were inevitable. These compromises sometimes resulted in the prompt resumption of military conflict in the cases of [placeplaceplace] and ultimately lead to another world war. The ethno-political cartography of Versailles failed because in 1919 Europe, especially eastern Europe, was a patchwork of language, religion and ethnicity. The same problem was faced in the late 1940s, and rather than becoming embroiled in disputes over the 'true' borders of nations, it was decided that rather than trying to contain the people claiming membership of some particular nation within borders, people would be moved to borders that already happened to be there. Since there was already sovereign states called Yugoslavia, Romania and Hungary, it was deemed expedient to deposit Slavs, Romanians and Hungarians within their respective borders, rather than risk future wars over some border town whose population represented all three nations.</text:span></text:p>
      <text:p text:style-name="P1"/>
      <text:p text:style-name="P2">The quote at the beginning of this chapter taken from Karl Popper's invective against Historicism – the attempt to establish Laws of History akin to the laws of physics – </text:p>
      <text:p text:style-name="P1"/>
      <text:p text:style-name="P1"><text:span text:style-name="T5">It is too soon to collapse the conflicts of central Africa into the rubric of the evolution of statehood in </text:span><text:soft-page-break/><text:span text:style-name="T5">Europe in the 20</text:span><text:span text:style-name="T6">th</text:span><text:span text:style-name="T4"> </text:span><text:span text:style-name="T5">century. Not only does analysis of this kind rely on long hindsight – a priveledge the study of a war that is still being fought does not have – but, as the quote at the beginning of this chapter is meant to suggest, risks reducing the suffering of millions of people to mere incidents in a much grander historical computation. Without the benefit (or burden) of hindsight, these wars remain a jumble of senseless genocide, economic chaos, ever-fissioning factions. At this historical proximity we do not yet have a received interpretation of events. Although we do not have the comfort of working in broad thematic strokes, or collapsing our accounts to slowly churning historical laws, or reduction to the zeitgeist, we do have the benefit of exploring local relationships. Rather than a history of politics, ideas or culture, this will be a history of mechanisms, of minutae: the small causal relationships between people and groups that, in the absence of a standardized historical narrative, cannot be conveniently framed. I will explore some of the expedients with which the Western media has come to characterize African war (tribalism, resource conflict, proxy war, naked power-grabbing) but even small inquiries will show that arguments for use of these terms as historical primitives become circular, self-contradictory and flatly refuted by the facts on the ground. </text:span></text:p>
      <text:p text:style-name="P1"/>
      <text:p text:style-name="P2">Just as it is not my intention to write a book of Historical Law, I will not be sending up a great lament to the cruelty, horror and sheer scale of the killing. The wars are shot through with systematic rape, the forcible recruitment of children and wholesale slaughter of civilians happening to belong to some particular ethnic group. The Great Lakes conflict is characterized by civilian involvement on a massive scale. It is easy to prod the Western conscience with images of slaughter, but is ultimately a means of deferring any genuine effort to understand precisely what is happening on the other side of the world or why. I attempt to avoid pornography, to avoid the intellectual comfort of denouncing Suffering at the expense of investigation. Many men and boys have hacked apart the innocent with machetes. This will not be a tableau of body parts.</text:p>
      <text:p text:style-name="P1"/>
      <text:p text:style-name="P2">Lt. Gen Roméo Dallaire's account of his command of the UN mission to Rwanda during the genocide is subtitled “the failure of humanity.” The humanitarian failure seems threefold: the failure of the UN to authorize Dallaire to use sufficient military force to curtail the violence, the failure of Rwandans to resist the calls for ethnic cleansing, and the failure of Westerners to bring themselves to care about suffering on the other side of the world. It takes no strong moral argument to find genocidaires hideously guilty of inhumanity. Neither does it seem to be of particular use to bemoan Western indifference and chant the refrain “Never again, never again, never again.” In spite of Bono's best efforts, suffering prevails. It is Dallaire's first complaint that merits most discussion. The United Nations has been berated in the last decade for its impotence. Four hundred armed peacekeepers watched the Army of Republika Srpska round up 8000 Bosnian men and boys for massacre in 1995 in Srebrenica, America went to war in Iraq in spite of UN insistence that there were no weapons of mass destruction, butchery continues in Sudan, and the UN wrings its hands, condemns, resolves and does nothing.t seems somewhat senseless to lodge a complaint against the organization itself. The UN was created at the end of the second world war to serve the nation state. </text:p>
      <text:p text:style-name="P1"/>
      <text:p text:style-name="P2">The UN was designed to be a neutral forum where the representatives of sovereign countries could voluntarily appear under international scrutiny to talk shop with each other. The UN is not, and never has been, the world's ultimate moral and political authority. It is appalling to think of a force entrusted to “keep peace” clutching their rifles and slowly backing away from vicious slaughter in the name of respecting the bureaucratic web of command. Nevertheless, the thought of a supra-national organization capable of entering a sovereign nation, selecting a side to represent in armed conflict based either on the testimony of that nation's government's representative in New York, or the vested interests of the permanent members of the security council and engaging in open warfare is unpalatable. In the absence of any <text:span text:style-name="T2">a priori</text:span><text:span text:style-name="T7"> interests (aside from the welfare of humanity in general), a </text:span><text:soft-page-break/><text:span text:style-name="T7">militarily capable United Nations would be set upon by lobbyists, corporations, </text:span></text:p>
      <text:p text:style-name="P2"/>
      <text:p text:style-name="P2">We should fear the day an international mercenary force can end civil war in the third world.</text:p>
      <text:p text:style-name="P2"/>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9T00:45:52</meta:creation-date>
    <dc:date>2009-08-10T15:33:01</dc:date>
    <meta:editing-duration>PT38H47M10S</meta:editing-duration>
    <meta:editing-cycles>2</meta:editing-cycles>
    <meta:generator>OpenOffice.org/3.0$Linux OpenOffice.org_project/300m15$Build-9379</meta:generator>
    <meta:document-statistic meta:table-count="0" meta:image-count="0" meta:object-count="0" meta:page-count="3" meta:paragraph-count="12" meta:word-count="1410" meta:character-count="8582"/>
    <meta:user-defined meta:name="Info 1"/>
    <meta:user-defined meta:name="Info 2"/>
    <meta:user-defined meta:name="Info 3"/>
    <meta:user-defined meta:name="Info 4"/>
  </office:meta>
</office:document-meta>
</file>